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f9f2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f9f2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f9f2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f9f2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f9f2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f9f2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f9f2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f9f2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f9f2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f9f2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f9f2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f9f2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f9f2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f9f2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f9f2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f9f2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f9f2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ngel Luis  Maitan Arreaza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0/11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73153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ngel Rafael Maitan Bermud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049394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23.18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9" meta:character-count="1174" meta:non-whitespace-character-count="1004"/>
    <meta:template xlink:type="simple" xlink:actuate="onRequest" xlink:title="Normal" xlink:href=""/>
  </office:meta>
</office:document-meta>
</file>